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Book Antiqua" svg:font-family="'Book Antiqua'" style:font-family-generic="roman"/>
    <style:font-face style:name="Book Antiqua1" svg:font-family="'Book Antiqua'" style:font-family-generic="roman" style:font-pitch="variable"/>
    <style:font-face style:name="Computer Modern" svg:font-family="'Computer Modern'"/>
    <style:font-face style:name="Euphemia" svg:font-family="Euphemia" style:font-pitch="variable"/>
    <style:font-face style:name="Latex" svg:font-family="Latex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163ac" officeooo:paragraph-rsid="001163ac"/>
    </style:style>
    <style:style style:name="P2" style:family="paragraph" style:parent-style-name="Standard">
      <style:paragraph-properties fo:text-align="center" style:justify-single-word="false"/>
      <style:text-properties style:font-name="Book Antiqua1" officeooo:rsid="001163ac" officeooo:paragraph-rsid="001163ac"/>
    </style:style>
    <style:style style:name="P3" style:family="paragraph" style:parent-style-name="Standard">
      <style:paragraph-properties fo:text-align="start" style:justify-single-word="false"/>
      <style:text-properties style:font-name="Book Antiqua1" officeooo:rsid="001163ac" officeooo:paragraph-rsid="001163ac"/>
    </style:style>
    <style:style style:name="P4" style:family="paragraph" style:parent-style-name="Standard">
      <style:paragraph-properties fo:text-align="start" style:justify-single-word="false"/>
      <style:text-properties style:font-name="Book Antiqua1" fo:font-style="italic" fo:font-weight="bold" officeooo:rsid="001163ac" officeooo:paragraph-rsid="001163ac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Book Antiqua1" officeooo:rsid="001300f4" officeooo:paragraph-rsid="001300f4"/>
    </style:style>
    <style:style style:name="P6" style:family="paragraph" style:parent-style-name="Standard">
      <style:paragraph-properties fo:text-align="start" style:justify-single-word="false"/>
      <style:text-properties style:font-name="Book Antiqua1" fo:font-size="12pt" fo:font-style="normal" fo:font-weight="normal" officeooo:rsid="00131802" officeooo:paragraph-rsid="00131802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Book Antiqua1" fo:font-size="12pt" fo:font-style="normal" fo:font-weight="normal" officeooo:rsid="00152537" officeooo:paragraph-rsid="00152537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Book Antiqua1" fo:font-size="12pt" fo:font-style="normal" fo:font-weight="normal" officeooo:rsid="00146322" officeooo:paragraph-rsid="00146322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Book Antiqua1" fo:font-size="12pt" fo:font-style="normal" fo:font-weight="normal" officeooo:rsid="0014bf07" officeooo:paragraph-rsid="0014bf07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Book Antiqua1" fo:font-size="15pt" fo:font-style="italic" fo:font-weight="bold" officeooo:rsid="00131802" officeooo:paragraph-rsid="00131802" style:font-size-asian="15pt" style:font-style-asian="italic" style:font-weight-asian="bold" style:font-size-complex="15pt" style:font-style-complex="italic" style:font-weight-complex="bold"/>
    </style:style>
    <style:style style:name="T1" style:family="text">
      <style:text-properties officeooo:rsid="001300f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52537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52537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5pt" fo:font-style="italic" fo:font-weight="bold" style:font-size-asian="13.1000003814697pt" style:font-style-asian="italic" style:font-weight-asian="bold" style:font-size-complex="15pt" style:font-style-complex="italic" style:font-weight-complex="bold"/>
    </style:style>
    <style:style style:name="T10" style:family="text">
      <style:text-properties fo:font-size="15pt" fo:font-style="italic" fo:font-weight="bold" officeooo:rsid="00131802" style:font-size-asian="13.1000003814697pt" style:font-style-asian="italic" style:font-weight-asian="bold" style:font-size-complex="15pt" style:font-style-complex="italic" style:font-weight-complex="bold"/>
    </style:style>
    <style:style style:name="T11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2" style:family="text">
      <style:text-properties fo:font-size="15pt" fo:font-style="italic" fo:font-weight="bold" officeooo:rsid="0014bf07" style:font-size-asian="15pt" style:font-style-asian="italic" style:font-weight-asian="bold" style:font-size-complex="15pt" style:font-style-complex="italic" style:font-weight-complex="bold"/>
    </style:style>
    <style:style style:name="T13" style:family="text">
      <style:text-properties fo:font-size="15pt" fo:font-style="italic" fo:font-weight="bold" officeooo:rsid="00152537" style:font-size-asian="15pt" style:font-style-asian="italic" style:font-weight-asian="bold" style:font-size-complex="15pt" style:font-style-complex="italic" style:font-weight-complex="bold"/>
    </style:style>
    <style:style style:name="T14" style:family="text">
      <style:text-properties style:font-name="Book Antiqua" fo:font-size="15pt" fo:font-style="italic" fo:font-weight="bold" officeooo:rsid="00131802" style:font-size-asian="13.1000003814697pt" style:font-style-asian="italic" style:font-weight-asian="bold" style:font-size-complex="15pt" style:font-style-complex="italic" style:font-weight-complex="bold"/>
    </style:style>
    <style:style style:name="T15" style:family="text">
      <style:text-properties fo:font-size="14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16" style:family="text">
      <style:text-properties officeooo:rsid="0014bf07"/>
    </style:style>
    <style:style style:name="T17" style:family="text">
      <style:text-properties officeooo:rsid="00152537"/>
    </style:style>
    <style:style style:name="T18" style:family="text">
      <style:text-properties fo:font-size="16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19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1" style:family="text">
      <style:text-properties fo:font-size="18pt" fo:font-style="italic" style:text-underline-style="solid" style:text-underline-type="double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type="double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>Adam Jenča</text:p>
      <text:p text:style-name="P4">Sekunda A</text:p>
      <text:p text:style-name="P4">SŠ Novohradská 3 , Bratislava</text:p>
      <text:p text:style-name="P4">Príklad číslo 3</text:p>
      <text:p text:style-name="P1"/>
      <text:p text:style-name="P1"/>
      <text:p text:style-name="P3">Najprv si <text:span text:style-name="T1">zapíšme stav ,,pred chvíľkou” <text:s/>matematicky.</text:span></text:p>
      <text:p text:style-name="P5">Označíme si nenakrájanú zeleninu<text:span text:style-name="T4"> N </text:span><text:span text:style-name="T2">, </text:span><text:span text:style-name="T6">zeleninu nakrájanú na kolieska </text:span><text:span text:style-name="T4">K</text:span><text:span text:style-name="T7"> a zeleninu nakrájanú na pásiky </text:span><text:span text:style-name="T4">P</text:span><text:span text:style-name="T7">.</text:span></text:p>
      <text:p text:style-name="P5"><text:span text:style-name="T7">Potom stav ,,pred chvíľkou” zapíšeme takto:</text:span></text:p>
      <text:p text:style-name="P5"><text:span text:style-name="T7"/></text:p>
      <text:p text:style-name="P5"><text:span text:style-name="T7"><text:tab/></text:span><text:span text:style-name="T9">N = K</text:span></text:p>
      <text:p text:style-name="P5"><text:span text:style-name="T9"><text:tab/></text:span><text:span text:style-name="T10">P = 7</text:span><text:span text:style-name="T14">·</text:span><text:span text:style-name="T10"> <text:s/>N</text:span></text:p>
      <text:p text:style-name="P5"><text:span text:style-name="T10"><text:s text:c="9"/>N + K + P = 900</text:span></text:p>
      <text:p text:style-name="P6">Teraz nahradíme <text:span text:style-name="T4">N, K </text:span>a <text:span text:style-name="T4">P </text:span>násobkami <text:span text:style-name="T4">N:</text:span></text:p>
      <text:p text:style-name="P6"><text:span text:style-name="T4"><text:tab/></text:span><text:span text:style-name="T9">N + K + P = N + N + 7· <text:s/>N = 9· <text:s/>N = 900</text:span></text:p>
      <text:p text:style-name="P6">Z toho vyplýva že:</text:p>
      <text:p text:style-name="P6"><text:tab/><text:span text:style-name="T9">N = 100</text:span></text:p>
      <text:p text:style-name="P6"><text:span text:style-name="T9"><text:tab/>K = N = 100</text:span></text:p>
      <text:p text:style-name="P6"><text:span text:style-name="T9"><text:tab/>P = 7· <text:s/>N = 700</text:span></text:p>
      <text:p text:style-name="P6">Stav ,,teraz” zapíšeme takto:</text:p>
      <text:p text:style-name="P6"><text:tab/><text:span text:style-name="T11">N = P</text:span></text:p>
      <text:p text:style-name="P10"><text:tab/>K = 7· <text:s/>N</text:p>
      <text:p text:style-name="P8">Je jasné, že Ján Kuchár nevie žiadnym spôsobom zväčšiť počet zeleniny nakrájanej na kolieska o viac než 100 . Ak teda chceme dosiahnuť stav K = 7· <text:s/>N , mal by sa snažiť nehádzať žiadnu zeleninu nakrájanú na kolieska do hrnca. <text:span text:style-name="T16">K+N teda nemôže presiahnuť 200 a v najlepšom prípade bude K+N rovné 200.</text:span></text:p>
      <text:p text:style-name="P9">Kedže vyššie uvedené platí, vieme, že <text:span text:style-name="T17">N</text:span> by malo byť rovné <text:span text:style-name="T17">dolnej celej časti z 200/8 .</text:span> <text:s/><text:span text:style-name="T17">Keďže 200 je deliteľné 8, N je teda rovné 200:8</text:span></text:p>
      <text:p text:style-name="P8">Vieme teda:</text:p>
      <text:p text:style-name="P8"><text:tab/><text:span text:style-name="T11">K+N = 200</text:span></text:p>
      <text:p text:style-name="P8"><text:span text:style-name="T11"><text:tab/>N = </text:span><text:span text:style-name="T12">(K+N) : 8 = 200/8 = 25</text:span></text:p>
      <text:p text:style-name="P8"><text:span text:style-name="T12"><text:tab/></text:span><text:span text:style-name="T13">K = N· <text:s/>7 = 25· <text:s/>7 = <text:s/>175</text:span></text:p>
      <text:p text:style-name="P8"><text:span text:style-name="T13"><text:s text:c="9"/>P = N = 25</text:span></text:p>
      <text:p text:style-name="P8"><text:span text:style-name="T13"><text:s text:c="9"/>P + N +K = 25 + 175 + 25 = 9 · <text:s/>25 = 225</text:span></text:p>
      <text:p text:style-name="P7">Maximálny počet zeleniny <text:s/>mimo hrnca je teda <text:s/><text:span text:style-name="T23"><text:s/></text:span><text:span text:style-name="T21">225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Book Antiqua" svg:font-family="'Book Antiqua'" style:font-family-generic="roman"/>
    <style:font-face style:name="Book Antiqua1" svg:font-family="'Book Antiqua'" style:font-family-generic="roman" style:font-pitch="variable"/>
    <style:font-face style:name="Computer Modern" svg:font-family="'Computer Modern'"/>
    <style:font-face style:name="Euphemia" svg:font-family="Euphemia" style:font-pitch="variable"/>
    <style:font-face style:name="Latex" svg:font-family="Latex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1" style:font-family-complex="Mangal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9T17:00:02.315626292</meta:creation-date>
    <dc:date>2021-10-09T17:41:53.459619726</dc:date>
    <meta:editing-duration>PT38M30S</meta:editing-duration>
    <meta:editing-cycles>6</meta:editing-cycles>
    <meta:generator>LibreOffice/7.2.1.2$Linux_X86_64 LibreOffice_project/20$Build-2</meta:generator>
    <meta:document-statistic meta:table-count="0" meta:image-count="0" meta:object-count="0" meta:page-count="1" meta:paragraph-count="28" meta:word-count="243" meta:character-count="1103" meta:non-whitespace-character-count="835"/>
  </office:meta>
</office:document-meta>
</file>